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egoe UI" svg:font-family="'Segoe UI'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2.7535in"/>
    </style:style>
    <style:style style:name="co4" style:family="table-column">
      <style:table-column-properties fo:break-before="auto" style:column-width="4.1811in"/>
    </style:style>
    <style:style style:name="co5" style:family="table-column">
      <style:table-column-properties fo:break-before="auto" style:column-width="5.0819in"/>
    </style:style>
    <style:style style:name="co6" style:family="table-column">
      <style:table-column-properties fo:break-before="auto" style:column-width="6.6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Segoe UI" fo:font-size="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font-style-asian="normal" style:font-weight-asian="normal" style:font-name-complex="Segoe UI" style:font-size-complex="5.09999990463257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№</text:p>
          </table:table-cell>
          <table:table-cell office:value-type="string">
            <text:p>Группа вопросов</text:p>
          </table:table-cell>
          <table:table-cell office:value-type="string">
            <text:p>Вопрос</text:p>
          </table:table-cell>
          <table:table-cell office:value-type="string">
            <text:p>Ответ и ссылка на ревизию</text:p>
          </table:table-cell>
          <table:table-cell table:style-name="Default" office:value-type="string">
            <text:p>Сылка на ревизию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ассы анализа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между классами анализа.</text:p>
          </table:table-cell>
          <table:table-cell office:value-type="string">
            <text:p>https://github.com/zxvad/PriceCalculationOfCircuitBoards/commit/429581f8d3f05d7b2cf73f82a26dc969abe292b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ассы проектирования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внутри классов</text:p>
          </table:table-cell>
          <table:table-cell office:value-type="string">
            <text:p>https://github.com/zxvad/PriceCalculationOfCircuitBoards/commit/429581f8d3f05d7b2cf73f82a26dc969abe292b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лассы кодирования</text:p>
          </table:table-cell>
          <table:table-cell office:value-type="string">
            <text:p>Сгруппировать по принадлежности к классам проектирования</text:p>
          </table:table-cell>
          <table:table-cell office:value-type="string">
            <text:p>Сгруппировал и в схеме указал к какому классу проектирования относится</text:p>
          </table:table-cell>
          <table:table-cell office:value-type="string">
            <text:p>https://github.com/zxvad/PriceCalculationOfCircuitBoards/commit/429581f8d3f05d7b2cf73f82a26dc969abe292b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12/25/2014</text:date>, <text:time>11:4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52M40S</meta:editing-duration>
    <meta:editing-cycles>8</meta:editing-cycles>
    <meta:generator>OpenOffice.org/3.3$Win32 OpenOffice.org_project/330m20$Build-9567</meta:generator>
    <dc:date>2014-12-25T11:44:40.51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